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2in"/>
    </style:style>
    <style:style style:name="co3" style:family="table-column">
      <style:table-column-properties fo:break-before="auto" style:column-width="1.2917in"/>
    </style:style>
    <style:style style:name="ro1" style:family="table-row">
      <style:table-row-properties style:row-height="0.2154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800000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<text:a xlink:href="https://www.kaggle.com/senenbotello" xlink:type="simple">senen botello</text:a></text:p>
          </table:table-cell>
          <table:table-cell table:style-name="ce1" office:value-type="float" office:value="0.54125" calcext:value-type="float">
            <text:p>0.54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n, 17 Oct 2016 23:57:57</text:p>
          </table:table-cell>
          <table:table-cell/>
          <table:table-cell table:style-name="ce3" office:value-type="string" calcext:value-type="string">
            <text:p><text:span text:style-name="T1">.</text:span><text:span text:style-name="T2">25</text:span><text:span text:style-name="T3">, .</text:span><text:span text:style-name="T2">1</text:span><text:span text:style-name="T3">, .</text:span><text:span text:style-name="T2">45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<text:a xlink:href="https://www.kaggle.com/senenbotello" xlink:type="simple">senen botello</text:a></text:p>
          </table:table-cell>
          <table:table-cell table:style-name="ce1" office:value-type="float" office:value="0.55017" calcext:value-type="float">
            <text:p>0.550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ue, 18 Oct 2016 22:09:18</text:p>
          </table:table-cell>
          <table:table-cell/>
          <table:table-cell table:style-name="ce4" office:value-type="string" calcext:value-type="string">
            <text:p><text:span text:style-name="T1">.</text:span><text:span text:style-name="T2">25</text:span><text:span text:style-name="T3">, .</text:span><text:span text:style-name="T2">05</text:span><text:span text:style-name="T3">, .</text:span><text:span text:style-name="T2">45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0.53017" calcext:value-type="float">
            <text:p>0.53017</text:p>
          </table:table-cell>
          <table:table-cell table:number-columns-repeated="3"/>
          <table:table-cell table:style-name="ce3" office:value-type="string" calcext:value-type="string">
            <text:p><text:span text:style-name="T1">.</text:span><text:span text:style-name="T2">25</text:span><text:span text:style-name="T3">, .</text:span><text:span text:style-name="T2">01</text:span><text:span text:style-name="T3">, .</text:span><text:span text:style-name="T2">45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<text:a xlink:href="https://www.kaggle.com/senenbotello" xlink:type="simple">senen botello</text:a></text:p>
          </table:table-cell>
          <table:table-cell table:style-name="ce1" office:value-type="float" office:value="0.56363" calcext:value-type="float">
            <text:p>0.563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ue, 18 Oct 2016 22:16:37</text:p>
          </table:table-cell>
          <table:table-cell/>
          <table:table-cell table:style-name="ce4" office:value-type="string" calcext:value-type="string">
            <text:p><text:span text:style-name="T1">.</text:span><text:span text:style-name="T2">25</text:span><text:span text:style-name="T3">, .</text:span><text:span text:style-name="T2">04</text:span><text:span text:style-name="T3">, .</text:span><text:span text:style-name="T2">45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0.55516" calcext:value-type="float">
            <text:p>0.55516</text:p>
          </table:table-cell>
          <table:table-cell table:number-columns-repeated="3"/>
          <table:table-cell table:style-name="ce4" office:value-type="string" calcext:value-type="string">
            <text:p><text:span text:style-name="T1">.</text:span><text:span text:style-name="T2">25</text:span><text:span text:style-name="T3">, .</text:span><text:span text:style-name="T2">03</text:span><text:span text:style-name="T3">, .</text:span><text:span text:style-name="T2">45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<text:a xlink:href="https://www.kaggle.com/senenbotello" xlink:type="simple">senen botello</text:a></text:p>
          </table:table-cell>
          <table:table-cell table:style-name="ce1" office:value-type="float" office:value="0.57283" calcext:value-type="float">
            <text:p>0.572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ue, 18 Oct 2016 22:21:37</text:p>
          </table:table-cell>
          <table:table-cell/>
          <table:table-cell table:style-name="ce4" office:value-type="string" calcext:value-type="string">
            <text:p><text:span text:style-name="T1">.</text:span><text:span text:style-name="T2">25</text:span><text:span text:style-name="T3">, .</text:span><text:span text:style-name="T2">04</text:span><text:span text:style-name="T3">, .</text:span><text:span text:style-name="T2">35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<text:a xlink:href="https://www.kaggle.com/senenbotello" xlink:type="simple">senen botello</text:a></text:p>
          </table:table-cell>
          <table:table-cell table:style-name="ce1" office:value-type="float" office:value="0.59482" calcext:value-type="float">
            <text:p>0.5948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Wed, 19 Oct 2016 00:18:35</text:p>
          </table:table-cell>
          <table:table-cell/>
          <table:table-cell table:style-name="ce4" office:value-type="string" calcext:value-type="string">
            <text:p><text:span text:style-name="T1">.</text:span><text:span text:style-name="T2">25</text:span><text:span text:style-name="T3">, .</text:span><text:span text:style-name="T2">04</text:span><text:span text:style-name="T3">, .</text:span><text:span text:style-name="T2">3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0.56985" calcext:value-type="float">
            <text:p>0.56985</text:p>
          </table:table-cell>
          <table:table-cell table:number-columns-repeated="3"/>
          <table:table-cell table:style-name="ce3" office:value-type="string" calcext:value-type="string">
            <text:p><text:span text:style-name="T1">.</text:span><text:span text:style-name="T2">25</text:span><text:span text:style-name="T3">, .</text:span><text:span text:style-name="T2">04</text:span><text:span text:style-name="T3">, .</text:span><text:span text:style-name="T2">25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0.58265" calcext:value-type="float">
            <text:p>0.58265</text:p>
          </table:table-cell>
          <table:table-cell table:number-columns-repeated="3"/>
          <table:table-cell table:style-name="ce3" office:value-type="string" calcext:value-type="string">
            <text:p><text:span text:style-name="T1">.</text:span><text:span text:style-name="T2">25</text:span><text:span text:style-name="T3">, .</text:span><text:span text:style-name="T2">04</text:span><text:span text:style-name="T3">, .</text:span><text:span text:style-name="T2">29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0.58944" calcext:value-type="float">
            <text:p>0.58944</text:p>
          </table:table-cell>
          <table:table-cell table:number-columns-repeated="3"/>
          <table:table-cell table:style-name="ce3" office:value-type="string" calcext:value-type="string">
            <text:p><text:span text:style-name="T1">.</text:span><text:span text:style-name="T2">25</text:span><text:span text:style-name="T3">, .</text:span><text:span text:style-name="T2">04</text:span><text:span text:style-name="T3">, .</text:span><text:span text:style-name="T2">31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2" office:value-type="float" office:value="0.5822" calcext:value-type="float">
            <text:p>0.5822</text:p>
          </table:table-cell>
          <table:table-cell table:number-columns-repeated="3"/>
          <table:table-cell table:style-name="ce4" office:value-type="string" calcext:value-type="string">
            <text:p><text:span text:style-name="T1">.</text:span><text:span text:style-name="T2">2</text:span><text:span text:style-name="T3">, .</text:span><text:span text:style-name="T2">04</text:span><text:span text:style-name="T3">, .</text:span><text:span text:style-name="T2">3</text:span></text:p>
          </table:table-cell>
        </table:table-row>
        <table:table-row table:style-name="ro1" table:number-rows-repeated="104856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>
        <table:named-range table:name="0.54125" table:base-cell-address="$Sheet1.$D$1" table:cell-range-address="$Sheet1.$E$1"/>
        <table:named-range table:name="0.55017" table:base-cell-address="$Sheet1.$D$2" table:cell-range-address="$Sheet1.$E$2"/>
        <table:named-range table:name="0.56363" table:base-cell-address="$Sheet1.$D$4" table:cell-range-address="$Sheet1.$E$4"/>
        <table:named-range table:name="0.57283" table:base-cell-address="$Sheet1.$D$6" table:cell-range-address="$Sheet1.$E$6"/>
        <table:named-range table:name="0.59482" table:base-cell-address="$Sheet1.$D$7" table:cell-range-address="$Sheet1.$E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7:07:10.846732321</meta:creation-date>
    <dc:date>2016-10-18T19:37:43.078917785</dc:date>
    <meta:editing-duration>PT2H22M54S</meta:editing-duration>
    <meta:editing-cycles>6</meta:editing-cycles>
    <meta:generator>LibreOffice/4.2.8.2$Linux_X86_64 LibreOffice_project/420m0$Build-2</meta:generator>
    <meta:document-statistic meta:table-count="1" meta:cell-count="58" meta:object-count="0"/>
  </office:meta>
</office:document-meta>
</file>